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Standard">
      <style:paragraph-properties fo:margin-top="0in" fo:margin-bottom="0in" fo:orphans="2" fo:widows="2"/>
    </style:style>
    <style:style style:name="P3" style:family="paragraph" style:parent-style-name="Standard">
      <style:paragraph-properties fo:margin-top="0in" fo:margin-bottom="1in" style:line-height-at-least="0.139in" fo:orphans="2" fo:widows="2"/>
    </style:style>
    <style:style style:name="P4" style:family="paragraph" style:parent-style-name="Standard">
      <style:paragraph-properties fo:margin-top="0.1665in" fo:margin-bottom="0in" style:line-height-at-least="0.139in" fo:orphans="2" fo:widows="2" fo:keep-with-next="always"/>
    </style:style>
    <style:style style:name="P5" style:family="paragraph" style:parent-style-name="bullet">
      <style:paragraph-properties fo:margin-top="0in" fo:margin-bottom="0.0693in" fo:orphans="2" fo:widows="2"/>
    </style:style>
    <style:style style:name="P6" style:family="paragraph" style:parent-style-name="Heading_20_3">
      <style:paragraph-properties fo:margin-top="0.0417in" fo:margin-bottom="0.0693in" style:line-height-at-least="0.1874in" fo:orphans="2" fo:widows="2"/>
      <style:text-properties fo:font-size="11.5pt" style:font-size-asian="11.5pt" style:font-size-complex="11.5pt"/>
    </style:style>
    <style:style style:name="P7" style:family="paragraph" style:parent-style-name="Heading_20_3">
      <style:paragraph-properties fo:margin-top="0.028in" fo:margin-bottom="0.0693in" style:line-height-at-least="0.1874in" fo:orphans="2" fo:widows="2"/>
      <style:text-properties fo:font-size="11.5pt" style:font-size-asian="11.5pt" style:font-size-complex="11.5pt"/>
    </style:style>
    <style:style style:name="P8" style:family="paragraph" style:parent-style-name="Heading_20_2">
      <style:paragraph-properties fo:margin-top="0in" fo:margin-bottom="0.0972in" fo:orphans="2" fo:widows="2"/>
    </style:style>
    <style:style style:name="P9" style:family="paragraph" style:parent-style-name="Heading_20_1" style:master-page-name="Standard">
      <style:paragraph-properties fo:margin-top="0in" fo:margin-bottom="0in" fo:orphans="2" fo:widows="2" style:page-number="auto"/>
    </style:style>
    <style:style style:name="P10"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text:display="none"/>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0" svg:width="6.4996in" svg:height="0.135in" svg:x="-0.5in" svg:y="0in">
        <draw:image xlink:href="Pictures/20000007000025F9000000C9F0140E06.wmf" xlink:type="simple" xlink:show="embed" xlink:actuate="onLoad">
          <text:p/>
        </draw:image>
      </draw:frame>
      <draw:frame text:anchor-type="page" text:anchor-page-number="1" draw:z-index="2" draw:name="Picture 67"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3" draw:name="Picture 68"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4" draw:name="Picture 69"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5" draw:name="Picture 70"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6" draw:name="Picture 71"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7" draw:name="Picture 72"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8" draw:name="Picture 73"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9" draw:name="Picture 74"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10" draw:name="Picture 75"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11" draw:name="Picture 76"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12" draw:name="Picture 77"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13" draw:name="Picture 78"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14" draw:name="Picture 79" draw:style-name="gr2" draw:text-style-name="P10" svg:width="2.7913in" svg:height="0.135in" svg:x="-0.5in" svg:y="0in">
        <draw:image xlink:href="Pictures/2000000700000FB5000000C94FDA4EAC.wmf" xlink:type="simple" xlink:show="embed" xlink:actuate="onLoad">
          <text:p/>
        </draw:image>
      </draw:frame>
      <text:h text:style-name="P9" text:outline-level="1"><text:bookmark text:name="R-1037189"/>JDO Exceptions</text:h>
      <text:p text:style-name="P3"><text:bookmark text:name="_GoBack"/><draw:frame draw:style-name="fr1" draw:name="graphics1" text:anchor-type="as-char" svg:width="6.5in" svg:height="0.1346in" draw:z-index="15"><draw:image xlink:href="Pictures/20000007000025F9000000C9F0140E06.wmf" xlink:type="simple" xlink:show="embed" xlink:actuate="onLoad"/></draw:frame></text:p>
      <text:p text:style-name="P1">The exception philosophy of JDO is to treat all exceptions as runtime exceptions. This preserves the transparency of the interface to the degree possible, allowing the user to choose to catch specific exceptions only when required by the application.</text:p>
      <text:p text:style-name="P1">JDO implementations will often be built as layers on an underlying datastore interface, which itself might use a layered protocol to another tier. Therefore, there are many opportunities for components to fail that are not under the control of the application.</text:p>
      <text:p text:style-name="P1">Exceptions thus fall into several broad categories, each of which is treated separately:</text:p>
      <text:p text:style-name="P5">•<text:tab/>user errors that can be corrected and retried;</text:p>
      <text:p text:style-name="P5">•<text:tab/>user errors that cannot be corrected because the state of underlying components has been changed and cannot be undone;</text:p>
      <text:p text:style-name="P5">•<text:tab/>internal logic errors that should be reported to the JDO vendor’s technical support;</text:p>
      <text:p text:style-name="P5">•<text:tab/>errors in the underlying datastore that can be corrected and retried;</text:p>
      <text:p text:style-name="P5">•<text:tab/>errors in the underlying datastore that cannot be corrected due to a failure of the datastore or communication path to the datastore;</text:p>
      <text:p text:style-name="P1">Exceptions that are documented in interfaces that are used by JDO, such as the <text:span text:style-name="T1">Collection</text:span> interfaces, are used without modification by JDO. JDO exceptions that reflect underlying datastore exceptions will wrap the underlying datastore exceptions. JDO exceptions that are caused by user errors will contain the reason for the exception. </text:p>
      <text:p text:style-name="P1">JDO <text:span text:style-name="T1">Exceptions</text:span> must be serializable.</text:p>
      <text:p text:style-name="P4"><draw:frame draw:style-name="fr1" draw:name="1" text:anchor-type="as-char" svg:width="2.7917in" svg:height="0.1346in" draw:z-index="1"><draw:image xlink:href="Pictures/2000000700000FB5000000C94FDA4EAC.wmf" xlink:type="simple" xlink:show="embed" xlink:actuate="onLoad"/></draw:frame></text:p>
      <text:h text:style-name="P8" text:outline-level="2">JDOException</text:h>
      <text:p text:style-name="P1">This is the base class for all JDO exceptions. It is a subclass of <text:span text:style-name="T1">RuntimeException</text:span>, and need not be declared or caught. It includes a descriptive String, an optional nested Exception array, and an optional failed Object. </text:p>
      <text:p text:style-name="P1">Methods are provided to retrieve the nested exception array and failed object. If there are multiple nested exceptions, then each might contain one failed object. This will be the case where an operation requires multiple instances, such as commit, makePersistentAll, etc.</text:p>
      <text:p text:style-name="P1">A17.1-1 [If the JDO <text:span text:style-name="T1">PersistenceManager</text:span> is internationalized, then the descriptive string should be internationalized.]</text:p>
      <text:p text:style-name="P1">public Throwable[] getNestedExceptions();</text:p>
      <text:p text:style-name="P1">A17.1-2 [This method returns an array of Throwable or null if there are no nested exceptions.]</text:p>
      <text:p text:style-name="P1"><text:soft-page-break/>public Object getFailedObject();</text:p>
      <text:p text:style-name="P1">A17.1-3 [This method returns the failed object or null if there is no failed object for this exception.]</text:p>
      <text:p text:style-name="P1">public Throwable getCause();</text:p>
      <text:p text:style-name="P1">A17.1-4 [This method returns the first nested Throwable or null if there are no nested exceptions.]</text:p>
      <text:p text:style-name="P1"/>
      <text:h text:style-name="P6" text:outline-level="3">JDOFatalException</text:h>
      <text:p text:style-name="P1">This is the base class for errors that cannot be retried. It is a derived class of <text:span text:style-name="T1">JDOException</text:span>. This exception generally means that the transaction associated with the <text:span text:style-name="T1">PersistenceManager</text:span> has been rolled back, and the transaction should be abandoned.</text:p>
      <text:h text:style-name="P6" text:outline-level="3">JDOCanRetryException</text:h>
      <text:p text:style-name="P1">This is the base class for errors that can be retried. It is a derived class of <text:span text:style-name="T1">JDOException</text:span>.</text:p>
      <text:h text:style-name="P6" text:outline-level="3">JDOUnsupportedOptionException</text:h>
      <text:p text:style-name="P1">This class is a derived class of <text:span text:style-name="T1">JDOUserException</text:span>. A17.1.3-1 [This exception is thrown by an implementation to indicate that it does not implement a JDO optional feature.]</text:p>
      <text:h text:style-name="P6" text:outline-level="3">JDOUserException</text:h>
      <text:p text:style-name="P1">This is the base class for user errors that can be retried. It is a derived class of <text:span text:style-name="T1">JDOCanRetryException</text:span>. Some of the reasons for this exception include:</text:p>
      <text:p text:style-name="P5">•<text:tab/>Object not persistence-capable. A17.1.4-1 [This exception is thrown when a method requires an instance of <text:span text:style-name="T1">PersistenceCapable</text:span> and the instance passed to the method does not implement <text:span text:style-name="T1">PersistenceCapable</text:span>. The failed Object has the failed instance.]</text:p>
      <text:p text:style-name="P5">•<text:tab/>Extent not managed. A17.1.4-2 [This exception is thrown when <text:span text:style-name="T1">getExtent</text:span> is called with a class that does not have a managed extent.]</text:p>
      <text:p text:style-name="P5">•<text:tab/>Object exists. A17.1.4-3 [This exception is thrown during flush of a new instance or an instance whose primary key changed where the primary key of the instance already exists in the datastore.] A17.1.4-4 [It might also be thrown during <text:span text:style-name="T1">makePersistent</text:span> if an instance with the same primary key is already in the <text:span text:style-name="T1">PersistenceManager</text:span> cache.] [The failed Object is the failed instance.]</text:p>
      <text:p text:style-name="P5">•<text:tab/>Object owned by another <text:span text:style-name="T1">PersistenceManager</text:span>. A17.1.4-5 [This exception is thrown when calling <text:span text:style-name="T1">makePersistent</text:span>, <text:span text:style-name="T1">makeTransactional</text:span>, <text:span text:style-name="T1">makeTransient</text:span>, <text:span text:style-name="T1">evict</text:span>, <text:span text:style-name="T1">refresh</text:span>, or <text:span text:style-name="T1">getObjectId</text:span> where the instance is already persistent or transactional in a different <text:span text:style-name="T1">PersistenceManager</text:span>. The failed Object has the failed instance.]</text:p>
      <text:p text:style-name="P5">•<text:tab/>Non-unique ObjectId not valid after transaction completion. A17.1.4-6 [This exception is thrown when calling <text:span text:style-name="T1">getObjectId</text:span> on an object after transaction completion where the <text:span text:style-name="T1">ObjectId</text:span> is not managed by the application or datastore.]</text:p>
      <text:p text:style-name="P5">•<text:tab/>Unbound query parameter. A17.1.4-7 [This exception is thrown during query compilation or execution if there is an unbound query parameter.]</text:p>
      <text:p text:style-name="P5"><text:soft-page-break/>•<text:tab/>Query filter cannot be parsed. A17.1.4-8 [This exception is thrown during query compilation or execution if the filter cannot be parsed.]</text:p>
      <text:p text:style-name="P5">•<text:tab/>Transaction is not active. A17.1.4-9 [This exception is thrown if the transaction is not active and <text:span text:style-name="T1">makePersistent</text:span>, <text:span text:style-name="T1">deletePersistent</text:span>, <text:span text:style-name="T1">commit</text:span>, or <text:span text:style-name="T1">rollback</text:span> is called.]</text:p>
      <text:p text:style-name="P5">•<text:tab/>Object deleted. A17.1.4-10 [This exception is thrown if an attempt is made to access any fields of an instance that was deleted in this transaction (except to read key fields).] This is not the exception thrown if the instance does not exist in the datastore (see <text:span text:style-name="T1">JDOObjectNotFoundException</text:span>).</text:p>
      <text:p text:style-name="P5">•<text:tab/>Primary key contains null values. A17.1.4-11 [This exception is thrown if the application identity parameter to <text:span text:style-name="T1">getObjectById</text:span> contains any key field whose value is null.]</text:p>
      <text:h text:style-name="P7" text:outline-level="3">JDOFatalUserException</text:h>
      <text:p text:style-name="P1">This is the base class for user errors that cannot be retried. It is a derived class of <text:span text:style-name="T1">JDOFatalException</text:span>.</text:p>
      <text:p text:style-name="P5">•<text:span text:style-name="T1"><text:tab/>PersistenceManager</text:span> was closed. A17.1.5-1 [This exception is thrown after <text:span text:style-name="T1">close()</text:span> was called, when any method except <text:span text:style-name="T1">isClosed()</text:span> is executed on the <text:span text:style-name="T1">PersistenceManager</text:span> instance, or any method is called on the <text:span text:style-name="T1">Transaction</text:span> instance, or any <text:span text:style-name="T1">Query</text:span> instance, <text:span text:style-name="T1">Extent</text:span> instance, or <text:span text:style-name="T1">Iterator</text:span> instance created by the <text:span text:style-name="T1">PersistenceManager</text:span>.]</text:p>
      <text:p text:style-name="P5">•<text:tab/>Metadata unavailable. A17.1.5-2 [This exception is thrown if a request is made to the <text:span text:style-name="T1">JDOImplHelper</text:span> for metadata for a class, when the class has not been registered with the helper.]</text:p>
      <text:h text:style-name="P7" text:outline-level="3">JDOFatalInternalException</text:h>
      <text:p text:style-name="P1">This is the base class for JDO implementation failures. It is a derived class of <text:span text:style-name="T1">JDOFatalException</text:span>. This exception should be reported to the vendor for corrective action. There is no user action to recover.</text:p>
      <text:h text:style-name="P6" text:outline-level="3">JDODataStoreException</text:h>
      <text:p text:style-name="P1">A17.1.7-1 [This is the base class for datastore errors that can be retried. It is a derived class of <text:span text:style-name="T1">JDOCanRetryException</text:span>.]</text:p>
      <text:h text:style-name="P6" text:outline-level="3">JDOFatalDataStoreException</text:h>
      <text:p text:style-name="P1">This is the base class for fatal datastore errors. It is a derived class of <text:span text:style-name="T1">JDOFatalException</text:span>. When this exception is thrown, the transaction has been rolled back.</text:p>
      <text:p text:style-name="P5">•<text:tab/>Transaction rolled back. A17.1.8-1 [This exception is thrown when the datastore rolls back a transaction without the user asking for it. The cause may be a connection timeout, an unrecoverable media error, an unrecoverable concurrency conflict, or other cause outside the user’s control.]</text:p>
      <text:h text:style-name="P7" text:outline-level="3">JDOObjectNotFoundException</text:h>
      <text:p text:style-name="P1">A17.1.9-1 [This exception is to notify the application that an object does not exist in the datastore.] It is a derived class of <text:span text:style-name="T1">JDODataStoreException</text:span>. A17.1.9-2 [When this exception is thrown during a transaction, there has been no change in the status of the transaction in <text:soft-page-break/>progress.] A17.1.9-3 [If this exception is a nested exception thrown during commit, then the transaction is rolled back.] This exception is never the result of executing a query. A17.1.9-4 [The failedObject contains a reference to the failed instance.] A17.1.9-5 [The failed instance is in the hollow state, and has an identity which can be obtained by calling getObjectId with the instance as a parameter.] This might be used to determine the identity of the instance that cannot be found.</text:p>
      <text:p text:style-name="P1">A17.1.9-6 [This exception is thrown when a hollow instance is being fetched and the object does not exist in the datastore.] A17.1.9-7 [This exception might result from the user executing getObjectById with the validate parameter set to true, or from A17.1.9-8 [navigating to an object that no longer exists in the datastore.] </text:p>
      <text:h text:style-name="P6" text:outline-level="3">JDOOptimisticVerificationException</text:h>
      <text:p text:style-name="P1">A17.1.10-1 [This exception is the result of a user flush operation in an optimistic transaction where the verification of new, modified, or deleted instances fails the verification.] It is a derived class of JDOFatalDataStoreException. [ This exception contains an array of nested exceptions, each of which contains an instance that failed verification.] The user will never see this exception except as a result of flush, which occurs as a result of commit or explicit flush. </text:p>
      <text:h text:style-name="P6" text:outline-level="3">JDODetachedFieldAccessException</text:h>
      <text:p text:style-name="P1">This exception is the result of a user accessing a field of a detached instance, where the field was not copied to the detached instance. It is a derived class of JDOUserException.</text:p>
      <text:h text:style-name="P6" text:outline-level="3">JDOUserCallbackException</text:h>
      <text:p text:style-name="P1">This exception is the result of an exception thrown during execution of a user-defined callback method. It is a derived class of JDOUserException.</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7">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2-06-24T15:59:27.16</meta:creation-date>
    <meta:editing-duration>PT3M4S</meta:editing-duration>
    <meta:generator>OpenOffice.org/3.4$Win32 OpenOffice.org_project/340m1$Build-9590</meta:generator>
    <dc:title>JDO_Chapter</dc:title>
    <dc:date>2012-06-30T17:22:50.57</dc:date>
    <meta:document-statistic meta:table-count="0" meta:image-count="2" meta:object-count="0" meta:page-count="4" meta:paragraph-count="61" meta:word-count="1377" meta:character-count="902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